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 Medium" svg:font-family="'Open Sans Medium'" style:font-family-generic="swiss"/>
  </office:font-face-decls>
  <office:automatic-styles>
    <style:style style:name="P1" style:family="paragraph" style:parent-style-name="Text_20_body">
      <style:text-properties officeooo:rsid="000e72fd" officeooo:paragraph-rsid="000e72fd"/>
    </style:style>
    <style:style style:name="T1" style:family="text">
      <style:text-properties officeooo:rsid="000d727c"/>
    </style:style>
    <style:style style:name="T2" style:family="text">
      <style:text-properties officeooo:rsid="000ec0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BM <text:span text:style-name="T1">Cloud </text:span>Translator</text:h>
      <text:p text:style-name="P1">Getting Started <text:a xlink:type="simple" xlink:href="https://cloud.ibm.com/docs/language-translator?topic=language-translator-gettingstarted#getting-started-tutorial" text:style-name="Internet_20_link" text:visited-style-name="Visited_20_Internet_20_Link">Tutorial</text:a></text:p>
      <text:p text:style-name="Text_20_body"><text:a xlink:type="simple" xlink:href="https://cloud.ibm.com/apidocs/language-translator" text:style-name="Internet_20_link" text:visited-style-name="Visited_20_Internet_20_Link"><text:span text:style-name="T2">Language Translator</text:span></text:a></text:p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 Medium" svg:font-family="'Open Sans Medium'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Open Sans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Open Sans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Open Sans Medium" fo:font-family="'Open Sans Medium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Open Sans Medium" fo:font-family="'Open Sans Medium'" style:font-family-generic="swiss" fo:font-size="10.5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 Medium" fo:font-family="'Open Sans Medium'" style:font-family-generic="swiss"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1T17:48:55.160731827</meta:creation-date>
    <dc:date>2022-03-21T17:50:54.106941331</dc:date>
    <meta:editing-duration>PT1M57S</meta:editing-duration>
    <meta:editing-cycles>3</meta:editing-cycles>
    <meta:generator>LibreOffice/7.2.5.2$Linux_X86_64 LibreOffice_project/20$Build-2</meta:generator>
    <meta:document-statistic meta:table-count="0" meta:image-count="0" meta:object-count="0" meta:page-count="1" meta:paragraph-count="3" meta:word-count="8" meta:character-count="63" meta:non-whitespace-character-count="58"/>
  </office:meta>
</office:document-meta>
</file>